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Courier New" style:font-pitch="fixed" svg:font-family="'Courier New'" style:font-family-generic="moder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Arial Unicode MS" style:font-pitch="variable" svg:font-family="'Arial Unicode MS'" style:font-family-generic="system"/>
    <style:font-face style:name="MS Mincho" style:font-pitch="variable" svg:font-family="'MS Mincho'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1" style:family="text">
      <style:text-properties style:font-name="Courier New"/>
    </style:style>
    <style:style style:name="T2" style:family="text">
      <style:text-properties style:font-size-asian="14pt" style:font-name="Courier New" fo:font-size="14pt" style:font-size-complex="14pt"/>
    </style:style>
    <style:style style:name="T3" style:family="text">
      <style:text-properties fo:font-weight="bold" style:font-size-asian="14pt" style:font-name="Courier New" style:font-size-complex="14pt" fo:font-size="14pt" style:font-weight-asian="bold" style:font-weight-complex="bold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Dear <text:span text:style-name="T3">Wes</text:span>,</text:p>
      <text:p text:style-name="Standard"/>
      <text:p text:style-name="Standard">Thank you for your continued support of Pyowa.</text:p>
      <text:p text:style-name="Standard"/>
      <text:p text:style-name="Standard">Sincerely,</text:p>
      <text:p text:style-name="Standard"/>
      <text:p text:style-name="Standard">Pyowa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Courier New" style:font-pitch="fixed" svg:font-family="'Courier New'" style:font-family-generic="moder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Arial Unicode MS" style:font-pitch="variable" svg:font-family="'Arial Unicode MS'" style:font-family-generic="system"/>
    <style:font-face style:name="MS Mincho" style:font-pitch="variable" svg:font-family="'MS Mincho'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1114in" draw:shadow-offset-y="0.1181in" draw:shadow-offset-x="0.1181in" style:flow-with-text="false" draw:start-line-spacing-vertical="0.1114in" draw:start-line-spacing-horizontal="0.1114in" draw:end-line-spacing-vertical="0.1114in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letter-kerning="true" style:country-complex="none"/>
    </style:default-style>
    <style:default-style style:family="paragraph">
      <style:paragraph-properties style:writing-mode="page" fo:hyphenation-ladder-count="no-limit" style:tab-stop-distance="0.4925in" style:punctuation-wrap="hanging" style:text-autospace="ideograph-alpha" style:line-break="strict"/>
      <style:text-properties fo:hyphenation-remain-char-count="2" style:use-window-font-color="true" fo:country="US" fo:language="en" fo:hyphenation-push-char-count="2" style:font-name="Times New Roman" style:language-asian="zxx" style:language-complex="zxx" style:font-size-asian="12pt" style:font-name-asian="Arial Unicode MS" fo:font-size="12pt" style:font-size-complex="12pt" style:country-asian="none" style:letter-kerning="true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1665in" fo:keep-with-next="always" fo:margin-bottom="0.0835in"/>
      <style:text-properties style:font-size-asian="14pt" style:font-name="Arial" style:font-size-complex="14pt" style:font-name-asian="MS Mincho" fo:font-size="14pt" style:font-name-complex="Tahoma"/>
    </style:style>
    <style:style style:name="Text_20_body" style:display-name="Text body" style:class="text" style:parent-style-name="Standard" style:family="paragraph">
      <style:paragraph-properties fo:margin-top="0in" fo:margin-bottom="0.0835in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0835in" text:number-lines="false" text:line-number="0" fo:margin-bottom="0.0835in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3in" text:label-followed-by="listtab" fo:margin-left="0.3in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0.4in" text:label-followed-by="listtab" fo:margin-left="0.4in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0.5in" text:label-followed-by="listtab" fo:margin-left="0.5in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0.6in" text:label-followed-by="listtab" fo:margin-left="0.6in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0.7in" text:label-followed-by="listtab" fo:margin-left="0.7in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0.8in" text:label-followed-by="listtab" fo:margin-left="0.8in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0.9in" text:label-followed-by="listtab" fo:margin-left="0.9in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1in" text:label-followed-by="listtab" fo:margin-left="1in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1.1in" text:label-followed-by="listtab" fo:margin-left="1.1in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1.2in" text:label-followed-by="listtab" fo:margin-left="1.2in" text:list-tab-stop-position="1.2in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1965in"/>
  </office:styles>
  <office:automatic-styles>
    <style:page-layout style:name="Mpm1">
      <style:page-layout-properties fo:margin-top="0.7874in" style:writing-mode="lr-tb" fo:margin-left="0.7874in" fo:page-width="8.5in" style:num-format="1" style:print-orientation="portrait" style:footnote-max-height="0in" fo:margin-bottom="0.7874in" fo:page-height="11in" fo:margin-right="0.7874in">
        <style:footnote-sep style:adjustment="left" style:rel-width="25%" style:color="#000000" style:distance-after-sep="0.0398in" style:width="0.0071in" style:distance-before-sep="0.0398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01T20:31:32.21</meta:creation-date>
    <dc:date>2011-10-01T21:49:48.42</dc:date>
    <meta:editing-duration>PT01H18M20S</meta:editing-duration>
    <meta:editing-cycles>3</meta:editing-cycles>
    <meta:generator>OpenOffice.org/3.1$Win32 OpenOffice.org_project/310m19$Build-9420</meta:generator>
    <meta:document-statistic meta:table-count="0" meta:image-count="0" meta:object-count="0" meta:page-count="1" meta:paragraph-count="4" meta:word-count="12" meta:character-count="71"/>
  </office:meta>
</office:document-meta>
</file>